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9a46" officeooo:paragraph-rsid="00189a4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9a46" officeooo:paragraph-rsid="00189a46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2c9e0a" officeooo:paragraph-rsid="002c9e0a"/>
    </style:style>
    <style:style style:name="P4" style:family="paragraph" style:parent-style-name="Standard">
      <style:text-properties officeooo:rsid="001e9e9b" officeooo:paragraph-rsid="001e9e9b"/>
    </style:style>
    <style:style style:name="P5" style:family="paragraph" style:parent-style-name="Standard">
      <style:text-properties officeooo:rsid="0023baa6" officeooo:paragraph-rsid="0023baa6"/>
    </style:style>
    <style:style style:name="P6" style:family="paragraph" style:parent-style-name="Standard">
      <style:text-properties officeooo:rsid="0023baa6" officeooo:paragraph-rsid="00256167"/>
    </style:style>
    <style:style style:name="P7" style:family="paragraph" style:parent-style-name="Standard">
      <style:text-properties officeooo:rsid="0023baa6" officeooo:paragraph-rsid="002b1406"/>
    </style:style>
    <style:style style:name="P8" style:family="paragraph" style:parent-style-name="Standard">
      <style:text-properties officeooo:rsid="0023baa6" officeooo:paragraph-rsid="002e339e"/>
    </style:style>
    <style:style style:name="P9" style:family="paragraph" style:parent-style-name="Standard">
      <style:text-properties officeooo:rsid="0023baa6" officeooo:paragraph-rsid="0034b789"/>
    </style:style>
    <style:style style:name="P10" style:family="paragraph" style:parent-style-name="Standard">
      <style:text-properties officeooo:rsid="002b1406" officeooo:paragraph-rsid="002b1406"/>
    </style:style>
    <style:style style:name="P11" style:family="paragraph" style:parent-style-name="Standard">
      <style:text-properties officeooo:rsid="0032186e" officeooo:paragraph-rsid="0032186e"/>
    </style:style>
    <style:style style:name="P12" style:family="paragraph" style:parent-style-name="Standard">
      <style:text-properties officeooo:rsid="00256167" officeooo:paragraph-rsid="00256167"/>
    </style:style>
    <style:style style:name="P13" style:family="paragraph" style:parent-style-name="Standard">
      <style:text-properties officeooo:rsid="00256167" officeooo:paragraph-rsid="002b1406"/>
    </style:style>
    <style:style style:name="P14" style:family="paragraph" style:parent-style-name="Standard">
      <style:text-properties officeooo:rsid="00256167" officeooo:paragraph-rsid="002e339e"/>
    </style:style>
    <style:style style:name="P15" style:family="paragraph" style:parent-style-name="Standard">
      <style:paragraph-properties fo:break-before="page"/>
      <style:text-properties officeooo:rsid="002c9e0a" officeooo:paragraph-rsid="002c9e0a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c3234" officeooo:paragraph-rsid="001c3234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079cc" officeooo:paragraph-rsid="002079cc"/>
    </style:style>
    <style:style style:name="T1" style:family="text">
      <style:text-properties officeooo:rsid="001c57ae"/>
    </style:style>
    <style:style style:name="T2" style:family="text">
      <style:text-properties officeooo:rsid="002079cc"/>
    </style:style>
    <style:style style:name="T3" style:family="text">
      <style:text-properties officeooo:rsid="00226d23"/>
    </style:style>
    <style:style style:name="T4" style:family="text">
      <style:text-properties officeooo:rsid="00256167"/>
    </style:style>
    <style:style style:name="T5" style:family="text">
      <style:text-properties officeooo:rsid="00274bd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3146f2"/>
    </style:style>
    <style:style style:name="T8" style:family="text">
      <style:text-properties officeooo:rsid="0032186e"/>
    </style:style>
    <style:style style:name="T9" style:family="text">
      <style:text-properties officeooo:rsid="0034b7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ório 04</text:p>
      <text:p text:style-name="P1"/>
      <text:p text:style-name="P2">Q1</text:p>
      <text:p text:style-name="P1"/>
      <text:p text:style-name="P16">Porque existe uma lista de opções de derivação. Para um símbolo final no início de uma instrução, podem existir diversas opções escritas de forma diferente para derivar. <text:span text:style-name="T1">Exemplo: No slide do professor, a raiz ‘inst’ possui dois ‘for’ diferentes. Só dá para saber qual é o certo fazendo toda a derivação. Se der errado, seleciona a outra opção para derivar.</text:span></text:p>
      <text:p text:style-name="P1"/>
      <text:p text:style-name="P2">Q2</text:p>
      <text:p text:style-name="P1"/>
      <text:p text:style-name="P4">a: Recursão à esquerda; <text:span text:style-name="T2">FIRST não disjunto.</text:span></text:p>
      <text:p text:style-name="P4">b: <text:span text:style-name="T3">Sem modificações.</text:span></text:p>
      <text:p text:style-name="P17">c: FIRST não disjunto.</text:p>
      <text:p text:style-name="P1"/>
      <text:p text:style-name="P2">Q3</text:p>
      <text:p text:style-name="P1"/>
      <text:p text:style-name="P5"><text:span text:style-name="T6">a</text:span>)</text:p>
      <text:p text:style-name="P6">void S()</text:p>
      <text:p text:style-name="P6">{</text:p>
      <text:p text:style-name="P5"><text:tab/><text:span text:style-name="T7">if( lookahead == ‘a’ )</text:span></text:p>
      <text:p text:style-name="P6"><text:tab/><text:span text:style-name="T4">{</text:span></text:p>
      <text:p text:style-name="P6"><text:tab/><text:tab/><text:span text:style-name="T4">match( ‘a’ ); match( ‘(’ ); S(); match( ‘)’ ); match( ‘b’ );</text:span></text:p>
      <text:p text:style-name="P6"><text:tab/><text:span text:style-name="T8">}</text:span></text:p>
      <text:p text:style-name="P9"><text:tab/><text:span text:style-name="T8">else if ( lookahead == ‘c’ )</text:span></text:p>
      <text:p text:style-name="P11"><text:tab/>{</text:p>
      <text:p text:style-name="P6"><text:tab/><text:tab/><text:span text:style-name="T5">match( ‘c’ );</text:span></text:p>
      <text:p text:style-name="P12"><text:tab/>}</text:p>
      <text:p text:style-name="P5">}</text:p>
      <text:p text:style-name="P5">------------------------------------------------------------------------------------------------------------------------</text:p>
      <text:p text:style-name="P5"/>
      <text:p text:style-name="P10"><text:span text:style-name="T6">b</text:span>)</text:p>
      <text:p text:style-name="P7">void S()</text:p>
      <text:p text:style-name="P7">{</text:p>
      <text:p text:style-name="P7"><text:tab/><text:span text:style-name="T4">switch( lookahead )</text:span></text:p>
      <text:p text:style-name="P7"><text:tab/><text:span text:style-name="T4">{</text:span></text:p>
      <text:p text:style-name="P7"><text:tab/><text:tab/><text:span text:style-name="T4">case ‘+’: match( ‘+’ ); S(); S(); break;</text:span></text:p>
      <text:p text:style-name="P7"><text:tab/><text:tab/><text:span text:style-name="T5">case ‘-’: match( ‘-’ ); S(); S(); break;</text:span></text:p>
      <text:p text:style-name="P7"><text:tab/><text:tab/><text:span text:style-name="T4">case ‘*’: match( ‘*’ ); S(); S(); break;</text:span></text:p>
      <text:p text:style-name="P7"><text:tab/><text:tab/><text:span text:style-name="T5">case ‘/’: match( ‘/’ ); S(); S(); break;</text:span></text:p>
      <text:p text:style-name="P7"><text:tab/><text:tab/><text:span text:style-name="T4">case ‘a’: match( ‘a’ ); break;</text:span></text:p>
      <text:p text:style-name="P7"><text:tab/><text:tab/><text:span text:style-name="T5">case ‘b’: match( ‘b’ ); break;</text:span></text:p>
      <text:p text:style-name="P7"><text:tab/><text:tab/><text:span text:style-name="T5">default: print( “Syntax ERROR” );</text:span></text:p>
      <text:p text:style-name="P13"><text:tab/>}</text:p>
      <text:p text:style-name="P7">}</text:p>
      <text:p text:style-name="P7">------------------------------------------------------------------------------------------------------------------------</text:p>
      <text:p text:style-name="P7"/>
      <text:p text:style-name="P3"/>
      <text:p text:style-name="P15"><text:span text:style-name="T6">c</text:span>)</text:p>
      <text:p text:style-name="P8">void S()</text:p>
      <text:p text:style-name="P8">{</text:p>
      <text:p text:style-name="P8"><text:tab/><text:span text:style-name="T9">if( lookahead == ‘a’ )</text:span></text:p>
      <text:p text:style-name="P8"><text:tab/><text:span text:style-name="T4">{</text:span></text:p>
      <text:p text:style-name="P8"><text:tab/><text:tab/><text:span text:style-name="T4">match( ‘a’ ); match( ‘ ’ ); S(); match( ‘ ’ ); match( ‘b’ );</text:span></text:p>
      <text:p text:style-name="P14"><text:tab/>}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1T11:20:09.912654574</meta:creation-date>
    <dc:date>2021-03-11T19:07:52.446334553</dc:date>
    <meta:editing-duration>PT2H8M44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204" meta:character-count="1254" meta:non-whitespace-character-count="1062"/>
  </office:meta>
</office:document-meta>
</file>